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60aa8"/>
    </style:style>
    <style:style style:name="P2" style:family="paragraph" style:parent-style-name="Text_20_body">
      <style:paragraph-properties fo:text-align="start" style:justify-single-word="false"/>
      <style:text-properties officeooo:rsid="000b1c33" officeooo:paragraph-rsid="000b1c33"/>
    </style:style>
    <style:style style:name="P3" style:family="paragraph" style:parent-style-name="Text_20_body">
      <style:paragraph-properties fo:text-align="start" style:justify-single-word="false"/>
      <style:text-properties officeooo:rsid="000ca6fb" officeooo:paragraph-rsid="000ca6fb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ca6fb" officeooo:paragraph-rsid="000ca6fb" style:font-weight-asian="normal" style:font-weight-complex="normal"/>
    </style:style>
    <style:style style:name="P5" style:family="paragraph" style:parent-style-name="Standard">
      <style:text-properties officeooo:rsid="00048067" officeooo:paragraph-rsid="00048067"/>
    </style:style>
    <style:style style:name="P6" style:family="paragraph" style:parent-style-name="Standard">
      <style:paragraph-properties fo:text-align="start" style:justify-single-word="false"/>
      <style:text-properties officeooo:rsid="00048067" officeooo:paragraph-rsid="00048067"/>
    </style:style>
    <style:style style:name="P7" style:family="paragraph" style:parent-style-name="Standard">
      <style:text-properties officeooo:rsid="00051b99" officeooo:paragraph-rsid="00051b99"/>
    </style:style>
    <style:style style:name="P8" style:family="paragraph" style:parent-style-name="Heading_20_2">
      <style:paragraph-properties fo:text-align="center" style:justify-single-word="false"/>
      <style:text-properties officeooo:rsid="000706c9" officeooo:paragraph-rsid="000706c9"/>
    </style:style>
    <style:style style:name="P9" style:family="paragraph" style:parent-style-name="Heading_20_2">
      <style:paragraph-properties fo:text-align="center" style:justify-single-word="false"/>
      <style:text-properties officeooo:rsid="00060aa8" officeooo:paragraph-rsid="00060aa8"/>
    </style:style>
    <style:style style:name="P10" style:family="paragraph" style:parent-style-name="Standard" style:list-style-name="L1">
      <style:text-properties officeooo:paragraph-rsid="00048067"/>
    </style:style>
    <style:style style:name="P11" style:family="paragraph" style:parent-style-name="Standard" style:list-style-name="L1">
      <style:text-properties officeooo:rsid="00048067" officeooo:paragraph-rsid="00048067"/>
    </style:style>
    <style:style style:name="P12" style:family="paragraph" style:parent-style-name="Standard" style:list-style-name="L1">
      <style:text-properties officeooo:rsid="00051b99" officeooo:paragraph-rsid="00051b99"/>
    </style:style>
    <style:style style:name="P13" style:family="paragraph" style:parent-style-name="Standard" style:list-style-name="L1">
      <style:text-properties officeooo:rsid="00060aa8" officeooo:paragraph-rsid="00060aa8"/>
    </style:style>
    <style:style style:name="P14" style:family="paragraph" style:parent-style-name="Text_20_body">
      <style:paragraph-properties fo:text-align="start" style:justify-single-word="false"/>
      <style:text-properties officeooo:rsid="000706c9" officeooo:paragraph-rsid="000706c9"/>
    </style:style>
    <style:style style:name="P15" style:family="paragraph" style:parent-style-name="Text_20_body">
      <style:paragraph-properties fo:text-align="start" style:justify-single-word="false"/>
      <style:text-properties officeooo:rsid="000f4aec" officeooo:paragraph-rsid="000f4aec"/>
    </style:style>
    <style:style style:name="P16" style:family="paragraph" style:parent-style-name="Text_20_body">
      <style:paragraph-properties fo:text-align="start" style:justify-single-word="false"/>
      <style:text-properties officeooo:rsid="000788d7" officeooo:paragraph-rsid="000788d7"/>
    </style:style>
    <style:style style:name="T1" style:family="text">
      <style:text-properties officeooo:rsid="00060aa8"/>
    </style:style>
    <style:style style:name="T2" style:family="text">
      <style:text-properties officeooo:rsid="000788d7"/>
    </style:style>
    <style:style style:name="T3" style:family="text">
      <style:text-properties officeooo:rsid="0007f183"/>
    </style:style>
    <style:style style:name="T4" style:family="text">
      <style:text-properties officeooo:rsid="000998e7"/>
    </style:style>
    <style:style style:name="T5" style:family="text">
      <style:text-properties officeooo:rsid="00048067"/>
    </style:style>
    <style:style style:name="T6" style:family="text">
      <style:text-properties officeooo:rsid="0009edb9"/>
    </style:style>
    <style:style style:name="T7" style:family="text">
      <style:text-properties officeooo:rsid="000ab69f"/>
    </style:style>
    <style:style style:name="T8" style:family="text">
      <style:text-properties officeooo:rsid="000b1c3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ca6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Popis aplikace</text:h>
      <text:p text:style-name="P14">Popis aplikace v SRS projektu <text:span text:style-name="T6">z CP1 (“analýza.pdf”)</text:span></text:p>
      <text:p text:style-name="P15">Některé části aplikace (Tag a Artists) byly ořezané, protože nemám parťáka do dvojice. Další části, které bych za normálních okolností dodělal, ale zkrátka nestíhám jsou: Testy service, testy restu a security a řada kosmetických úprav.</text:p>
      <text:h text:style-name="P9" text:outline-level="2">Checklist <text:span text:style-name="T6">Požadavků</text:span></text:h>
      <text:list xml:id="list2776609880" text:style-name="L1">
        <text:list-item>
          <text:p text:style-name="P11">mvn clean package – Ano, <text:span text:style-name="T2">projekt se dá postavit, testy procházejí.</text:span></text:p>
        </text:list-item>
        <text:list-item>
          <text:p text:style-name="P11">Vyhovuje SRS – Ano, <text:span text:style-name="T3">vyhovuje návrhu z CP1</text:span> <text:s text:c="26"/></text:p>
        </text:list-item>
        <text:list-item>
          <text:p text:style-name="P11">Techniky použié v CP1:</text:p>
        </text:list-item>
        <text:list-item>
          <text:p text:style-name="P11"><text:tab/>@OrderBy – User entity: ordering comments by date</text:p>
        </text:list-item>
        <text:list-item>
          <text:p text:style-name="P10"><text:span text:style-name="T5"><text:tab/>Named Queries – </text:span><text:span text:style-name="T4">U</text:span><text:span text:style-name="T5">se</text:span><text:span text:style-name="T4">rDao</text:span><text:span text:style-name="T5">, </text:span><text:span text:style-name="T4">S</text:span><text:span text:style-name="T5">ong</text:span><text:span text:style-name="T4">Dao, TagDao</text:span></text:p>
        </text:list-item>
        <text:list-item>
          <text:p text:style-name="P11"><text:tab/>Cascading comments and songbook <text:s text:c="6"/></text:p>
        </text:list-item>
        <text:list-item>
          <text:p text:style-name="P12">Kompletní CRUD – dao model (persis,find, update,remove)</text:p>
        </text:list-item>
        <text:list-item>
          <text:p text:style-name="P12">Využití transakčního zpracování – Services @Transactional</text:p>
        </text:list-item>
        <text:list-item>
          <text:p text:style-name="P12">REST rozhraní využívající business logiku – Ano podle SRS <text:span text:style-name="T7">zamezení přístupu k metodám atd.</text:span></text:p>
        </text:list-item>
        <text:list-item>
          <text:p text:style-name="P12">Security podpora – Ano login <text:span text:style-name="T7">a</text:span> registrace, <text:span text:style-name="T7">dále </text:span>např. <text:s/><text:span text:style-name="T1">z</text:span>amezení přidávání písní RegularUserem</text:p>
        </text:list-item>
        <text:list-item>
          <text:p text:style-name="P13">Ověřitelnost funkcionality – prezentační vrstva, <text:span text:style-name="T7">css, html templates generované Thymeleafem</text:span></text:p>
        </text:list-item>
      </text:list>
      <text:h text:style-name="P9" text:outline-level="2">Install guide</text:h>
      <text:p text:style-name="P1"><text:s text:c="78"/></text:p>
      <text:p text:style-name="P2">Určeno pro <text:span text:style-name="T9">ApacheTomcat 9.0.</text:span></text:p>
      <text:p text:style-name="P4">Žádnou speciální configuraci jsem neprováděl.</text:p>
      <text:p text:style-name="P16">Stačí vygenerovaný Zpevnik.war soubor přemístit <text:span text:style-name="T8">do CATALINA_HOME/webapps a zapnout server. Aplikace bude dostupná na adrese [serverIp:port]/Zpevnik/.</text:span></text:p>
      <text:p text:style-name="P15">Stránky zkoušeny na aktulazovaném Google Chrome.</text:p>
      <text:p text:style-name="P7"><text:s text:c="124"/></text:p>
      <text:h text:style-name="P9" text:outline-level="2">Získané zkušenosti</text:h>
      <text:p text:style-name="P2">Anotace – <text:span text:style-name="T10">Kromě anotací Override jsem do nedávna nepoužíval žádné jiné. Předmět mi docela otevřel oči a ukázal mi něco nového v tomto směru.</text:span></text:p>
      <text:p text:style-name="P3">Používání Knihoven – Práce s rozsáhlejšími knihovnami Spring Boot a Thymeleaf mi připomněla proč je čitelná a srozumitelná dokumentace důležitá (ne, že by se to úkázalo v tomto projektu) a proč mít v záložkách StackOverflow.</text:p>
      <text:p text:style-name="P5"/>
      <text:p text:style-name="P6"><text:s text:c="4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12-31T13:00:21.638000000</dc:date>
    <meta:editing-duration>PT45M57S</meta:editing-duration>
    <meta:editing-cycles>17</meta:editing-cycles>
    <meta:print-date>2021-12-31T13:00:09.644000000</meta:print-date>
    <meta:document-statistic meta:table-count="0" meta:image-count="0" meta:object-count="0" meta:page-count="1" meta:paragraph-count="26" meta:word-count="232" meta:character-count="1912" meta:non-whitespace-character-count="1420"/>
  </office:meta>
</office:document-meta>
</file>